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f80" officeooo:paragraph-rsid="0007cf80"/>
    </style:style>
    <style:style style:name="P2" style:family="paragraph" style:parent-style-name="Standard">
      <style:text-properties officeooo:rsid="0008a5e2" officeooo:paragraph-rsid="0008a5e2"/>
    </style:style>
    <style:style style:name="P3" style:family="paragraph" style:parent-style-name="Standard">
      <style:text-properties officeooo:rsid="000a52b1" officeooo:paragraph-rsid="000a52b1"/>
    </style:style>
    <style:style style:name="P4" style:family="paragraph" style:parent-style-name="Standard">
      <style:text-properties officeooo:rsid="000a52b1" officeooo:paragraph-rsid="000ab8d5"/>
    </style:style>
    <style:style style:name="T1" style:family="text">
      <style:text-properties officeooo:rsid="0007cf80"/>
    </style:style>
    <style:style style:name="T2" style:family="text">
      <style:text-properties officeooo:rsid="0008a5e2"/>
    </style:style>
    <style:style style:name="T3" style:family="text">
      <style:text-properties officeooo:rsid="000ab8d5"/>
    </style:style>
    <style:style style:name="T4" style:family="text">
      <style:text-properties officeooo:rsid="000bdb8f"/>
    </style:style>
    <style:style style:name="T5" style:family="text">
      <style:text-properties officeooo:rsid="000c25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nable key based logins</text:p>
      <text:p text:style-name="P1">Create three vm</text:p>
      <text:p text:style-name="P1"><text:tab/>1. control</text:p>
      <text:p text:style-name="P1"><text:tab/>2. web1</text:p>
      <text:p text:style-name="P1"><text:tab/>3. db1</text:p>
      <text:p text:style-name="P1"/>
      <text:p text:style-name="P1">Follow ssh keyexchange document and enable key login from control to web1 &amp; db1</text:p>
      <text:p text:style-name="P1">Outcome: User from control machine should be able to login to web1 &amp; db1 without entering password</text:p>
      <text:p text:style-name="P1"/>
      <text:p text:style-name="P1"/>
      <text:p text:style-name="P1">2. <text:span text:style-name="T2">Apache setup</text:span>.</text:p>
      <text:p text:style-name="P1"><text:tab/><text:span text:style-name="T2">Create a vm</text:span></text:p>
      <text:p text:style-name="P1"><text:tab/>Install httpd::: <text:span text:style-name="T4">yum install hhtpd</text:span></text:p>
      <text:p text:style-name="P1"><text:tab/>Start httpd:::;<text:span text:style-name="T4">service httpd status,start</text:span></text:p>
      <text:p text:style-name="P1"><text:tab/>httpd should come after reboot the vm.::::: <text:span text:style-name="T5">chkconfig –add <text:s/>httpd ::Chkconfig httpd on</text:span></text:p>
      <text:p text:style-name="P1"><text:tab/>Stop iptables(firewall of centos)<text:span text:style-name="T4">service iptables stop</text:span></text:p>
      <text:p text:style-name="P1"><text:tab/><text:span text:style-name="T2">Add index.html file in /var/www/html with some text or html content.</text:span></text:p>
      <text:p text:style-name="P1"><text:tab/><text:span text:style-name="T2">Verify the webpage by giving vm’s ip in browser.</text:span></text:p>
      <text:p text:style-name="P2"/>
      <text:p text:style-name="P2">3. Mysql setup</text:p>
      <text:p text:style-name="P2"><text:tab/>Create centos vm</text:p>
      <text:p text:style-name="P2"><text:tab/>Install msql-server package</text:p>
      <text:p text:style-name="P2"><text:tab/>Start mysqld service</text:p>
      <text:p text:style-name="P2"><text:tab/>Enable at boot level. (mysqld<text:span text:style-name="T1"> should come after reboot the vm.</text:span>)</text:p>
      <text:p text:style-name="P1"><text:tab/><text:span text:style-name="T2">Stop iptables</text:span></text:p>
      <text:p text:style-name="P1"><text:tab/><text:span text:style-name="T2">Login to mysql server mysql -u root -p</text:span></text:p>
      <text:p text:style-name="P1"><text:tab/><text:span text:style-name="T2">Create database CREATE DATABASE &lt;NAME&gt;</text:span></text:p>
      <text:p text:style-name="P1"><text:tab/><text:span text:style-name="T2">Create user in db </text:span></text:p>
      <text:p text:style-name="P1"><text:tab/><text:span text:style-name="T2">Assign priv to user on the newly created db</text:span></text:p>
      <text:p text:style-name="P1"><text:tab/><text:span text:style-name="T2">Logout &amp; relogin.</text:span></text:p>
      <text:p text:style-name="P1"><text:tab/><text:span text:style-name="T2">Verify DB.</text:span></text:p>
      <text:p text:style-name="P3"/>
      <text:p text:style-name="P3">4. Create 4 ec2 instances.</text:p>
      <text:p text:style-name="P3">- Jenkins server</text:p>
      <text:p text:style-name="P3">- Jenkins node</text:p>
      <text:p text:style-name="P3">- Staging tomcat</text:p>
      <text:p text:style-name="P3">- Prod tomcat</text:p>
      <text:p text:style-name="P3"/>
      <text:p text:style-name="P4"><text:tab/><text:span text:style-name="T3">Create CJP pipeline in jenkins server restrict to run it on node.</text:span></text:p>
      <text:p text:style-name="P4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9:25:13.622359565</meta:creation-date>
    <dc:date>2017-03-01T16:09:54.958429901</dc:date>
    <meta:editing-duration>PT2H20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84" meta:character-count="1090" meta:non-whitespace-character-count="913"/>
  </office:meta>
</office:document-meta>
</file>